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f0b1b"/>
    </style:style>
    <style:style style:name="P2" style:family="paragraph" style:parent-style-name="Text_20_body" style:list-style-name="L1">
      <style:paragraph-properties fo:text-align="start" style:justify-single-word="false"/>
      <style:text-properties officeooo:paragraph-rsid="001f0b1b"/>
    </style:style>
    <style:style style:name="P3" style:family="paragraph" style:parent-style-name="Heading_20_3">
      <style:text-properties officeooo:paragraph-rsid="001f0b1b"/>
    </style:style>
    <style:style style:name="T1" style:family="text">
      <style:text-properties officeooo:rsid="002181eb"/>
    </style:style>
    <style:style style:name="T2" style:family="text">
      <style:text-properties officeooo:rsid="001f0b1b"/>
    </style:style>
    <style:style style:name="T3" style:family="text">
      <style:text-properties style:font-name="Noto Sans Mono Med"/>
    </style:style>
    <style:style style:name="T4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T2">Lab 2 Exercise 3<text:line-break/>Move inside the test directory and perform the following </text:span>actions:</text:h>
      <text:list xml:id="list2440670264" text:style-name="L1">
        <text:list-item>
          <text:p text:style-name="P2">Execute the <text:span text:style-name="T3">myWC</text:span> giving as its argument <text:span text:style-name="T3">test01.txt</text:span>. The command for running the <text:span text:style-name="T3">myWC</text:span> executable is:<text:line-break/><text:span text:style-name="T3">../bin/myWC test01.txt</text:span></text:p>
        </text:list-item>
        <text:list-item>
          <text:p text:style-name="P1">The output should be the number of words in test01.txt file. Why do you need to specify a full pathname (<text:span text:style-name="T3">../bin/myWC</text:span>) to the executable file in order to execute it?</text:p>
        </text:list-item>
        <text:list-item>
          <text:p text:style-name="P1">Execute the following command: <text:span text:style-name="T3">wc test01.txt</text:span></text:p>
        </text:list-item>
        <text:list-item>
          <text:p text:style-name="P1">Compare the output of this command and the output you obtained in step 1.2.</text:p>
        </text:list-item>
        <text:list-item>
          <text:p text:style-name="P1">How we can get only the number of words (without filename, number of lines and characters) using the comm<text:span text:style-name="T4">and </text:span><text:span text:style-name="T3">wc</text:span>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4:00.098094172</meta:creation-date>
    <dc:date>2018-10-20T16:31:00.660035253</dc:date>
    <meta:editing-duration>PT3M55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1" meta:paragraph-count="6" meta:word-count="107" meta:character-count="609" meta:non-whitespace-character-count="513"/>
  </office:meta>
</office:document-meta>
</file>